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57352941176471" calcext:value-type="float">
            <text:p>0.000657352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32158273381295" calcext:value-type="float">
            <text:p>0.000321582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256" calcext:value-type="float">
            <text:p>0.002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161663652802893" calcext:value-type="float">
            <text:p>0.000161663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248" calcext:value-type="float">
            <text:p>0.002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29060199220442" calcext:value-type="float">
            <text:p>0.0001290602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22:08.309137833</meta:creation-date>
    <dc:date>2018-10-04T08:24:49.006989251</dc:date>
    <meta:editing-duration>PT2M40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